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2.235864162" calcext:value-type="float">
            <text:p>2,235864162</text:p>
          </table:table-cell>
          <table:table-cell office:value-type="float" office:value="0.3514623046" calcext:value-type="float">
            <text:p>0,3514623046</text:p>
          </table:table-cell>
          <table:table-cell office:value-type="float" office:value="0.0152835669" calcext:value-type="float">
            <text:p>0,0152835669</text:p>
          </table:table-cell>
          <table:table-cell office:value-type="float" office:value="0.00203675637" calcext:value-type="float">
            <text:p>0,002036756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830" calcext:value-type="float">
            <text:p>34830</text:p>
          </table:table-cell>
          <table:table-cell office:value-type="float" office:value="1.878447533" calcext:value-type="float">
            <text:p>1,878447533</text:p>
          </table:table-cell>
          <table:table-cell office:value-type="float" office:value="0.3883639574" calcext:value-type="float">
            <text:p>0,3883639574</text:p>
          </table:table-cell>
          <table:table-cell office:value-type="float" office:value="0.004595533945" calcext:value-type="float">
            <text:p>0,0045955339</text:p>
          </table:table-cell>
          <table:table-cell office:value-type="float" office:value="0.0005891710171" calcext:value-type="float">
            <text:p>0,0005891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748" calcext:value-type="float">
            <text:p>35748</text:p>
          </table:table-cell>
          <table:table-cell office:value-type="float" office:value="1.683352232" calcext:value-type="float">
            <text:p>1,683352232</text:p>
          </table:table-cell>
          <table:table-cell office:value-type="float" office:value="0.3688417673" calcext:value-type="float">
            <text:p>0,3688417673</text:p>
          </table:table-cell>
          <table:table-cell office:value-type="float" office:value="0.002195027424" calcext:value-type="float">
            <text:p>0,0021950274</text:p>
          </table:table-cell>
          <table:table-cell office:value-type="float" office:value="0.0003586646344" calcext:value-type="float">
            <text:p>0,000358664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6230" calcext:value-type="float">
            <text:p>36230</text:p>
          </table:table-cell>
          <table:table-cell office:value-type="float" office:value="1.800154209" calcext:value-type="float">
            <text:p>1,800154209</text:p>
          </table:table-cell>
          <table:table-cell office:value-type="float" office:value="0.381604135" calcext:value-type="float">
            <text:p>0,381604135</text:p>
          </table:table-cell>
          <table:table-cell office:value-type="float" office:value="0.001613588072" calcext:value-type="float">
            <text:p>0,0016135881</text:p>
          </table:table-cell>
          <table:table-cell office:value-type="float" office:value="0.0002123142185" calcext:value-type="float">
            <text:p>0,000212314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617" calcext:value-type="float">
            <text:p>36617</text:p>
          </table:table-cell>
          <table:table-cell office:value-type="float" office:value="1.555520058" calcext:value-type="float">
            <text:p>1,555520058</text:p>
          </table:table-cell>
          <table:table-cell office:value-type="float" office:value="0.4680029154" calcext:value-type="float">
            <text:p>0,4680029154</text:p>
          </table:table-cell>
          <table:table-cell office:value-type="float" office:value="0.001008304534" calcext:value-type="float">
            <text:p>0,0010083045</text:p>
          </table:table-cell>
          <table:table-cell office:value-type="float" office:value="0.0001260380668" calcext:value-type="float">
            <text:p>0,000126038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866" calcext:value-type="float">
            <text:p>36866</text:p>
          </table:table-cell>
          <table:table-cell office:value-type="float" office:value="1.493312359" calcext:value-type="float">
            <text:p>1,493312359</text:p>
          </table:table-cell>
          <table:table-cell office:value-type="float" office:value="0.4599768519" calcext:value-type="float">
            <text:p>0,4599768519</text:p>
          </table:table-cell>
          <table:table-cell office:value-type="float" office:value="0.001390878577" calcext:value-type="float">
            <text:p>0,0013908786</text:p>
          </table:table-cell>
          <table:table-cell office:value-type="float" office:value="0.0001529966539" calcext:value-type="float">
            <text:p>0,000152996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7200" calcext:value-type="float">
            <text:p>37200</text:p>
          </table:table-cell>
          <table:table-cell office:value-type="float" office:value="1.65736866" calcext:value-type="float">
            <text:p>1,65736866</text:p>
          </table:table-cell>
          <table:table-cell office:value-type="float" office:value="0.4746537507" calcext:value-type="float">
            <text:p>0,4746537507</text:p>
          </table:table-cell>
          <table:table-cell office:value-type="float" office:value="0.001171654207" calcext:value-type="float">
            <text:p>0,0011716542</text:p>
          </table:table-cell>
          <table:table-cell table:style-name="ce1" office:value-type="float" office:value="0.00006892083911" calcext:value-type="float">
            <text:p>6,89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7468" calcext:value-type="float">
            <text:p>37468</text:p>
          </table:table-cell>
          <table:table-cell office:value-type="float" office:value="1.477952242" calcext:value-type="float">
            <text:p>1,477952242</text:p>
          </table:table-cell>
          <table:table-cell office:value-type="float" office:value="0.4886099696" calcext:value-type="float">
            <text:p>0,4886099696</text:p>
          </table:table-cell>
          <table:table-cell office:value-type="float" office:value="0.001081214286" calcext:value-type="float">
            <text:p>0,0010812143</text:p>
          </table:table-cell>
          <table:table-cell office:value-type="float" office:value="0.0001231763017" calcext:value-type="float">
            <text:p>0,00012317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7706" calcext:value-type="float">
            <text:p>37706</text:p>
          </table:table-cell>
          <table:table-cell office:value-type="float" office:value="1.291355491" calcext:value-type="float">
            <text:p>1,291355491</text:p>
          </table:table-cell>
          <table:table-cell office:value-type="float" office:value="0.4821275175" calcext:value-type="float">
            <text:p>0,4821275175</text:p>
          </table:table-cell>
          <table:table-cell office:value-type="float" office:value="0.001047191676" calcext:value-type="float">
            <text:p>0,0010471917</text:p>
          </table:table-cell>
          <table:table-cell table:style-name="ce1" office:value-type="float" office:value="0.0000951992406" calcext:value-type="float">
            <text:p>9,52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922" calcext:value-type="float">
            <text:p>37922</text:p>
          </table:table-cell>
          <table:table-cell office:value-type="float" office:value="1.914786816" calcext:value-type="float">
            <text:p>1,914786816</text:p>
          </table:table-cell>
          <table:table-cell office:value-type="float" office:value="0.4323472083" calcext:value-type="float">
            <text:p>0,4323472083</text:p>
          </table:table-cell>
          <table:table-cell office:value-type="float" office:value="0.000865449605" calcext:value-type="float">
            <text:p>0,0008654496</text:p>
          </table:table-cell>
          <table:table-cell table:style-name="ce1" office:value-type="float" office:value="0.00005409060032" calcext:value-type="float">
            <text:p>5,41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6988113762" calcext:value-type="float">
            <text:p>1,6988113762</text:p>
          </table:table-cell>
          <table:table-cell table:formula="of:=AVERAGE([.D2:.D11])" office:value-type="float" office:value="0.42959903777" calcext:value-type="float">
            <text:p>0,4295990378</text:p>
          </table:table-cell>
          <table:table-cell table:formula="of:=AVERAGE([.E2:.E11])" office:value-type="float" office:value="0.0030252409226" calcext:value-type="float">
            <text:p>0,0030252409</text:p>
          </table:table-cell>
          <table:table-cell table:formula="of:=AVERAGE([.F2:.F11])" office:value-type="float" office:value="0.000381732794243" calcext:value-type="float">
            <text:p>0,0003817328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08:58:07.552116067</dc:date>
    <meta:document-statistic meta:table-count="1" meta:cell-count="70" meta:object-count="0"/>
    <meta:generator>LibreOffice/4.1.5.3$Linux_X86_64 LibreOffice_project/410m0$Build-3</meta:generator>
  </office:meta>
</office:document-meta>
</file>